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7a4" officeooo:paragraph-rsid="000827a4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827a4" officeooo:paragraph-rsid="000827a4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083545" officeooo:paragraph-rsid="00083545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officeooo:rsid="000827a4" officeooo:paragraph-rsid="000827a4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officeooo:rsid="00083545" officeooo:paragraph-rsid="00083545"/>
    </style:style>
    <style:style style:name="T1" style:family="text">
      <style:text-properties officeooo:rsid="000835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ustererkennung mit Convolutional Neural Networks</text:p>
      <text:p text:style-name="P2">1.1 Klassische Neuronale Netze</text:p>
      <text:p text:style-name="P2">1.2 Faltungsoperation</text:p>
      <text:p text:style-name="P2">1.3 MaxPooling</text:p>
      <text:p text:style-name="P2">1.4 Backpropagation</text:p>
      <text:p text:style-name="P1">2. Serielle Implementierung</text:p>
      <text:p text:style-name="P1"><text:tab/>→ kurze Systembeschreibung</text:p>
      <text:p text:style-name="P1"><text:tab/>→ Tensorflow-Referenzcode (Leistungsvergleich, Netz aus Beispiel als Grundlage)</text:p>
      <text:p text:style-name="P1"><text:tab/>→ Beschreibung der Problematik, warum Parallelisierung</text:p>
      <text:p text:style-name="P1"><text:tab/>→ Verschiedene Möglichkeiten in dieser Arbeit (sprich GP-CPU, XeonPhi, CUDA) </text:p>
      <text:p text:style-name="P1"><text:tab/>→ Ziel: Performance-Steigerung mit dedizierter paralleler Implementierung</text:p>
      <text:p text:style-name="P1">3. GP-CPU</text:p>
      <text:p text:style-name="P1"><text:tab/>….</text:p>
      <text:p text:style-name="P1">4. XeonPhi</text:p>
      <text:p text:style-name="P1"><text:tab/>…</text:p>
      <text:p text:style-name="P1">5. CUDA</text:p>
      <text:p text:style-name="P2">5.1 Grafikkarten zur Berechnung</text:p>
      <text:p text:style-name="P4">5.1.1 Stärken und Schwächen der Grafikkarte</text:p>
      <text:p text:style-name="P4">5.1.2 Unterschiede zur Berechnung mit CPU (Architektur)</text:p>
      <text:p text:style-name="P4">5.1.3 <text:span text:style-name="T1">CUDA Programmierung (Besonderheiten)</text:span></text:p>
      <text:p text:style-name="P5">5.1.4 cuBLAS (Basic Linear Algebra Sub-Routines)</text:p>
      <text:p text:style-name="P2">5.2 Verwendete Hardware: Titan X</text:p>
      <text:p text:style-name="P2">5.3 <text:span text:style-name="T1">Umsetzung</text:span></text:p>
      <text:p text:style-name="P5">5.3.1 Implementierung Convolution</text:p>
      <text:p text:style-name="P5">5.3.2 Implementierung …</text:p>
      <text:p text:style-name="P5">5.3.3 Implementierung …</text:p>
      <text:p text:style-name="P3">5.4 Performance</text:p>
      <text:p text:style-name="P3">5.4.1 Vergleich Sequentielle Implementierung</text:p>
      <text:p text:style-name="P3">5.4.2 Vergleich mit anderen Implementierungen (evtl. Tensorflow)</text:p>
      <text:p text:style-name="P1">6. Zusammenfassung und Leistungsvergle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7:30:51.227858013</meta:creation-date>
    <dc:date>2018-03-05T17:46:45.017822311</dc:date>
    <meta:editing-duration>PT3M23S</meta:editing-duration>
    <meta:editing-cycles>1</meta:editing-cycles>
    <meta:document-statistic meta:table-count="0" meta:image-count="0" meta:object-count="0" meta:page-count="1" meta:paragraph-count="30" meta:word-count="121" meta:character-count="1015" meta:non-whitespace-character-count="916"/>
    <meta:generator>LibreOffice/5.1.6.2$Linux_X86_64 LibreOffice_project/10m0$Build-2</meta:generator>
  </office:meta>
</office:document-meta>
</file>